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118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0.7016in"/>
    </style:style>
    <style:style style:name="co6" style:family="table-column">
      <style:table-column-properties fo:break-before="auto" style:column-width="2.5055in"/>
    </style:style>
    <style:style style:name="co7" style:family="table-column">
      <style:table-column-properties fo:break-before="auto" style:column-width="4.5602in"/>
    </style:style>
    <style:style style:name="co8" style:family="table-column">
      <style:table-column-properties fo:break-before="auto" style:column-width="2.7161in"/>
    </style:style>
    <style:style style:name="co9" style:family="table-column">
      <style:table-column-properties fo:break-before="auto" style:column-width="0.9118in"/>
    </style:style>
    <style:style style:name="co10" style:family="table-column">
      <style:table-column-properties fo:break-before="auto" style:column-width="0.6665in"/>
    </style:style>
    <style:style style:name="co11" style:family="table-column">
      <style:table-column-properties fo:break-before="auto" style:column-width="3.50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49" table:default-cell-style-name="Default"/>
        <table:table-row table:style-name="ro1">
          <table:table-cell office:value-type="string" calcext:value-type="string">
            <text:p>hospital_id</text:p>
          </table:table-cell>
          <table:table-cell table:style-name="ce3" office:value-type="string" calcext:value-type="string">
            <text:p>acronym</text:p>
          </table:table-cell>
          <table:table-cell table:style-name="ce3" office:value-type="string" calcext:value-type="string">
            <text:p>legal_status</text:p>
          </table:table-cell>
          <table:table-cell table:style-name="ce3" office:value-type="string" calcext:value-type="string">
            <text:p>integration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short_name</text:p>
          </table:table-cell>
          <table:table-cell table:style-name="ce3" office:value-type="string" calcext:value-type="string">
            <text:p>full_name</text:p>
          </table:table-cell>
          <table:table-cell table:style-name="ce3" office:value-type="string" calcext:value-type="string">
            <text:p>region</text:p>
          </table:table-cell>
          <table:table-cell table:style-name="ce3" office:value-type="string" calcext:value-type="string">
            <text:p>vatin</text:p>
          </table:table-cell>
          <table:table-cell table:style-name="ce3" office:value-type="string" calcext:value-type="string">
            <text:p>latitude</text:p>
          </table:table-cell>
          <table:table-cell table:style-name="ce3" office:value-type="string" calcext:value-type="string">
            <text:p>longitude</text:p>
          </table:table-cell>
          <table:table-cell table:style-name="ce3" office:value-type="string" calcext:value-type="string">
            <text:p>region_colour</text:p>
          </table:table-cell>
          <table:table-cell table:style-name="ce3" office:value-type="string" calcext:value-type="string">
            <text:p>bh_group</text:p>
          </table:table-cell>
          <table:table-cell table:style-name="ce3" office:value-type="string" calcext:value-type="string">
            <text:p>bh_group_colour</text:p>
          </table:table-cell>
          <table:table-cell office:value-type="string" calcext:value-type="string">
            <text:p>regex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1</text:p>
          </table:table-cell>
          <table:table-cell table:style-name="ce3" office:value-type="string" calcext:value-type="string">
            <text:p>ULSN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Saúde do Nordeste</text:p>
          </table:table-cell>
          <table:table-cell table:style-name="ce3" office:value-type="string" calcext:value-type="string">
            <text:p>Unidade Local de Saúde do Nordest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932584" calcext:value-type="float">
            <text:p>509932584</text:p>
          </table:table-cell>
          <table:table-cell table:style-name="ce3" office:value-type="float" office:value="41.8056532" calcext:value-type="float">
            <text:p>41.8056532</text:p>
          </table:table-cell>
          <table:table-cell table:style-name="ce3" office:value-type="float" office:value="-6.7888197" calcext:value-type="float">
            <text:p>-6.788819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Nord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2</text:p>
          </table:table-cell>
          <table:table-cell table:style-name="ce3" office:value-type="string" calcext:value-type="string">
            <text:p>ULSA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Alto Minho</text:p>
          </table:table-cell>
          <table:table-cell table:style-name="ce3" office:value-type="string" calcext:value-type="string">
            <text:p>Unidade Local de Saúde do Alto Minho, EP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8786193" calcext:value-type="float">
            <text:p>508786193</text:p>
          </table:table-cell>
          <table:table-cell table:style-name="ce3" office:value-type="float" office:value="41.7056054" calcext:value-type="float">
            <text:p>41.7056054</text:p>
          </table:table-cell>
          <table:table-cell table:style-name="ce3" office:value-type="float" office:value="-8.8252713" calcext:value-type="float">
            <text:p>-8.825271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Alto\s+Minh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3</text:p>
          </table:table-cell>
          <table:table-cell table:style-name="ce3" office:value-type="string" calcext:value-type="string">
            <text:p>H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de Braga</text:p>
          </table:table-cell>
          <table:table-cell table:style-name="ce3" office:value-type="string" calcext:value-type="string">
            <text:p>Hospital de Bra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15545180" calcext:value-type="float">
            <text:p>515545180</text:p>
          </table:table-cell>
          <table:table-cell table:style-name="ce3" office:value-type="float" office:value="41.56785" calcext:value-type="float">
            <text:p>41.56785</text:p>
          </table:table-cell>
          <table:table-cell table:style-name="ce3" office:value-type="float" office:value="-8.398982" calcext:value-type="float">
            <text:p>-8.39898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Bra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4</text:p>
          </table:table-cell>
          <table:table-cell table:style-name="ce3" office:value-type="string" calcext:value-type="string">
            <text:p>HSM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Santa Maria Maior</text:p>
          </table:table-cell>
          <table:table-cell table:style-name="ce3" office:value-type="string" calcext:value-type="string">
            <text:p>Hospital Santa Maria Maior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81" calcext:value-type="float">
            <text:p>506361381</text:p>
          </table:table-cell>
          <table:table-cell table:style-name="ce3" office:value-type="float" office:value="41.5324234" calcext:value-type="float">
            <text:p>41.5324234</text:p>
          </table:table-cell>
          <table:table-cell table:style-name="ce3" office:value-type="float" office:value="-8.6171561" calcext:value-type="float">
            <text:p>-8.617156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Santa\s+Maria\s+Maio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5</text:p>
          </table:table-cell>
          <table:table-cell table:style-name="ce3" office:value-type="string" calcext:value-type="string">
            <text:p>HSO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a Senhora da Oliveira</text:p>
          </table:table-cell>
          <table:table-cell table:style-name="ce3" office:value-type="string" calcext:value-type="string">
            <text:p>Hospital da Senhora da Oliveira, Guimarãe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80827" calcext:value-type="float">
            <text:p>508080827</text:p>
          </table:table-cell>
          <table:table-cell table:style-name="ce3" office:value-type="float" office:value="41.4387173" calcext:value-type="float">
            <text:p>41.4387173</text:p>
          </table:table-cell>
          <table:table-cell table:style-name="ce3" office:value-type="float" office:value="-8.3086907" calcext:value-type="float">
            <text:p>-8.308690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Alto\s+Ave|Senhora\s+(da\s+)?Oliveira)|(Guimar[aáàãâ]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6</text:p>
          </table:table-cell>
          <table:table-cell table:style-name="ce3" office:value-type="string" calcext:value-type="string">
            <text:p>CHPVV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Póvoa de Varzim/Vila do Conde</text:p>
          </table:table-cell>
          <table:table-cell table:style-name="ce3" office:value-type="string" calcext:value-type="string">
            <text:p>Centro Hospitalar Póvoa de Varzim/Vila do Cond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741823" calcext:value-type="float">
            <text:p>508741823</text:p>
          </table:table-cell>
          <table:table-cell table:style-name="ce3" office:value-type="float" office:value="41.3828711" calcext:value-type="float">
            <text:p>41.3828711</text:p>
          </table:table-cell>
          <table:table-cell table:style-name="ce3" office:value-type="float" office:value="-8.7589945" calcext:value-type="float">
            <text:p>-8.758994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(P[òóo]voa d[eo] Varzim)|(Vila\s+(do\s+)?Con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7</text:p>
          </table:table-cell>
          <table:table-cell table:style-name="ce3" office:value-type="string" calcext:value-type="string">
            <text:p>CHM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Médio Ave</text:p>
          </table:table-cell>
          <table:table-cell table:style-name="ce3" office:value-type="string" calcext:value-type="string">
            <text:p>Centro Hospitalar do Médio Ave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093937" calcext:value-type="float">
            <text:p>508093937</text:p>
          </table:table-cell>
          <table:table-cell table:style-name="ce3" office:value-type="float" office:value="41.3423984" calcext:value-type="float">
            <text:p>41.3423984</text:p>
          </table:table-cell>
          <table:table-cell table:style-name="ce3" office:value-type="float" office:value="-8.4802503" calcext:value-type="float">
            <text:p>-8.480250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M[èée]dio\s+Av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8</text:p>
          </table:table-cell>
          <table:table-cell table:style-name="ce3" office:value-type="string" calcext:value-type="string">
            <text:p>CHTMAD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rás-os-Montes e Alto Douro</text:p>
          </table:table-cell>
          <table:table-cell table:style-name="ce3" office:value-type="string" calcext:value-type="string">
            <text:p>Centro Hospitalar de Trás-os-Montes e Alto Dour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00496" calcext:value-type="float">
            <text:p>508100496</text:p>
          </table:table-cell>
          <table:table-cell table:style-name="ce3" office:value-type="float" office:value="41.3031784" calcext:value-type="float">
            <text:p>41.3031784</text:p>
          </table:table-cell>
          <table:table-cell table:style-name="ce3" office:value-type="float" office:value="-7.7515252" calcext:value-type="float">
            <text:p>-7.7515252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Tr[aáàãâ]s((-os-)|(\s+os\s+))Montes)|(Alto\s+Dour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09</text:p>
          </table:table-cell>
          <table:table-cell table:style-name="ce3" office:value-type="string" calcext:value-type="string">
            <text:p>CHT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Tâmega e Sousa</text:p>
          </table:table-cell>
          <table:table-cell table:style-name="ce3" office:value-type="string" calcext:value-type="string">
            <text:p>Centro Hospitalar do Tâmega e Sous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18262" calcext:value-type="float">
            <text:p>508318262</text:p>
          </table:table-cell>
          <table:table-cell table:style-name="ce3" office:value-type="float" office:value="41.2494561" calcext:value-type="float">
            <text:p>41.2494561</text:p>
          </table:table-cell>
          <table:table-cell table:style-name="ce3" office:value-type="float" office:value="-8.264901" calcext:value-type="float">
            <text:p>-8.264901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T[aáàãâ]mega(e\s+Sousa)?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0</text:p>
          </table:table-cell>
          <table:table-cell table:style-name="ce3" office:value-type="string" calcext:value-type="string">
            <text:p>CHSJ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São João</text:p>
          </table:table-cell>
          <table:table-cell table:style-name="ce3" office:value-type="string" calcext:value-type="string">
            <text:p>Centro Hospitalar Universitário de São Joã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9821197" calcext:value-type="float">
            <text:p>509821197</text:p>
          </table:table-cell>
          <table:table-cell table:style-name="ce3" office:value-type="float" office:value="41.1831056" calcext:value-type="float">
            <text:p>41.1831056</text:p>
          </table:table-cell>
          <table:table-cell table:style-name="ce3" office:value-type="float" office:value="-8.6010558" calcext:value-type="float">
            <text:p>-8.6010558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S[aáàãâ]o\s+Jo[aáàãâ]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1</text:p>
          </table:table-cell>
          <table:table-cell table:style-name="ce3" office:value-type="string" calcext:value-type="string">
            <text:p>IPO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o Porto</text:p>
          </table:table-cell>
          <table:table-cell table:style-name="ce3" office:value-type="string" calcext:value-type="string">
            <text:p>Instituto Português de Oncologia do Porto Francisco Gentil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2299" calcext:value-type="float">
            <text:p>506362299</text:p>
          </table:table-cell>
          <table:table-cell table:style-name="ce3" office:value-type="float" office:value="41.1829074" calcext:value-type="float">
            <text:p>41.1829074</text:p>
          </table:table-cell>
          <table:table-cell table:style-name="ce3" office:value-type="float" office:value="-8.6052756" calcext:value-type="float">
            <text:p>-8.605275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2</text:p>
          </table:table-cell>
          <table:table-cell table:style-name="ce3" office:value-type="string" calcext:value-type="string">
            <text:p>ULS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Matosinhos</text:p>
          </table:table-cell>
          <table:table-cell table:style-name="ce3" office:value-type="string" calcext:value-type="string">
            <text:p>Unidade Local de Saúde de Matosinh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6361390" calcext:value-type="float">
            <text:p>506361390</text:p>
          </table:table-cell>
          <table:table-cell table:style-name="ce3" office:value-type="float" office:value="41.1794456" calcext:value-type="float">
            <text:p>41.1794456</text:p>
          </table:table-cell>
          <table:table-cell table:style-name="ce3" office:value-type="float" office:value="-8.6745115" calcext:value-type="float">
            <text:p>-8.6745115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atosinh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3</text:p>
          </table:table-cell>
          <table:table-cell table:style-name="ce3" office:value-type="string" calcext:value-type="string">
            <text:p>CHUP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o Porto</text:p>
          </table:table-cell>
          <table:table-cell table:style-name="ce3" office:value-type="string" calcext:value-type="string">
            <text:p>Centro Hospitalar Universitário do Port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331471" calcext:value-type="float">
            <text:p>508331471</text:p>
          </table:table-cell>
          <table:table-cell table:style-name="ce3" office:value-type="float" office:value="41.1472498" calcext:value-type="float">
            <text:p>41.1472498</text:p>
          </table:table-cell>
          <table:table-cell table:style-name="ce3" office:value-type="float" office:value="-8.6172617" calcext:value-type="float">
            <text:p>-8.61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o\s+)?Port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4</text:p>
          </table:table-cell>
          <table:table-cell table:style-name="ce3" office:value-type="string" calcext:value-type="string">
            <text:p>CHVNG/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Vila Nova de Gaia/Espinho</text:p>
          </table:table-cell>
          <table:table-cell table:style-name="ce3" office:value-type="string" calcext:value-type="string">
            <text:p>Centro Hospitalar de Vila Nova de Gaia/Espinho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142156" calcext:value-type="float">
            <text:p>508142156</text:p>
          </table:table-cell>
          <table:table-cell table:style-name="ce3" office:value-type="float" office:value="41.1094138" calcext:value-type="float">
            <text:p>41.1094138</text:p>
          </table:table-cell>
          <table:table-cell table:style-name="ce3" office:value-type="float" office:value="-8.5972617" calcext:value-type="float">
            <text:p>-8.5972617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(Vila\s+Nova\s+(de\s+)?Gaia)|(Espinh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5</text:p>
          </table:table-cell>
          <table:table-cell table:style-name="ce3" office:value-type="string" calcext:value-type="string">
            <text:p>CHED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Entre o Douro e Vouga</text:p>
          </table:table-cell>
          <table:table-cell table:style-name="ce3" office:value-type="string" calcext:value-type="string">
            <text:p>Centro Hospitalar de Entre o Douro e Vouga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8878462" calcext:value-type="float">
            <text:p>508878462</text:p>
          </table:table-cell>
          <table:table-cell table:style-name="ce3" office:value-type="float" office:value="40.9293884" calcext:value-type="float">
            <text:p>40.9293884</text:p>
          </table:table-cell>
          <table:table-cell table:style-name="ce3" office:value-type="float" office:value="-8.5458794" calcext:value-type="float">
            <text:p>-8.5458794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Douro(\s+(e\s+)?)|(-e-)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6</text:p>
          </table:table-cell>
          <table:table-cell table:style-name="ce3" office:value-type="string" calcext:value-type="string">
            <text:p>HM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H de Magalhães Lemos</text:p>
          </table:table-cell>
          <table:table-cell table:style-name="ce3" office:value-type="string" calcext:value-type="string">
            <text:p>Hospital de Magalhães Lemos, EPE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2828790" calcext:value-type="float">
            <text:p>502828790</text:p>
          </table:table-cell>
          <table:table-cell table:style-name="ce3" office:value-type="float" office:value="41.1764649" calcext:value-type="float">
            <text:p>41.1764649</text:p>
          </table:table-cell>
          <table:table-cell table:style-name="ce3" office:value-type="float" office:value="-8.6649823" calcext:value-type="float">
            <text:p>-8.6649823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Magalh[aáàãâ]es\s+Lemo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7</text:p>
          </table:table-cell>
          <table:table-cell table:style-name="ce3" office:value-type="string" calcext:value-type="string">
            <text:p>HFZ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r. Francisco Zagalo</text:p>
          </table:table-cell>
          <table:table-cell table:style-name="ce3" office:value-type="string" calcext:value-type="string">
            <text:p>Hospital Dr. Francisco Zagalo, Ovar</text:p>
          </table:table-cell>
          <table:table-cell table:style-name="ce3" office:value-type="string" calcext:value-type="string">
            <text:p>Região de Saúde Norte</text:p>
          </table:table-cell>
          <table:table-cell table:style-name="ce3" office:value-type="float" office:value="501510150" calcext:value-type="float">
            <text:p>501510150</text:p>
          </table:table-cell>
          <table:table-cell table:style-name="ce3" office:value-type="float" office:value="40.8579856" calcext:value-type="float">
            <text:p>40.8579856</text:p>
          </table:table-cell>
          <table:table-cell table:style-name="ce3" office:value-type="float" office:value="-8.6325266" calcext:value-type="float">
            <text:p>-8.6325266</text:p>
          </table:table-cell>
          <table:table-cell table:style-name="ce3" office:value-type="string" calcext:value-type="string">
            <text:p>#fbb4a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Francisco\s+Zagalo)|(Ovar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8</text:p>
          </table:table-cell>
          <table:table-cell office:value-type="string" calcext:value-type="string">
            <text:p>HLC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 Luciano de Castro, Anadia </text:p>
          </table:table-cell>
          <table:table-cell office:value-type="string" calcext:value-type="string">
            <text:p>Hospital Luciano de Castro, Anadia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501613021" calcext:value-type="float">
            <text:p>501613021</text:p>
          </table:table-cell>
          <table:table-cell office:value-type="float" office:value="40.4423883930736" calcext:value-type="float">
            <text:p>40.4423883930736</text:p>
          </table:table-cell>
          <table:table-cell office:value-type="float" office:value="-8.44165047010862" calcext:value-type="float">
            <text:p>-8.44165047010862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Luciano\s+(de\s+)?Castro)|(Anadi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19</text:p>
          </table:table-cell>
          <table:table-cell office:value-type="string" calcext:value-type="string">
            <text:p>HSJ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São José, Fafe</text:p>
          </table:table-cell>
          <table:table-cell office:value-type="string" calcext:value-type="string">
            <text:p>Hospital São José, Fafe</text:p>
          </table:table-cell>
          <table:table-cell table:style-name="ce3" office:value-type="string" calcext:value-type="string">
            <text:p>Região de Saúde Norte</text:p>
          </table:table-cell>
          <table:table-cell office:value-type="float" office:value="600017036" calcext:value-type="float">
            <text:p>600017036</text:p>
          </table:table-cell>
          <table:table-cell office:value-type="float" office:value="41.4497208716297" calcext:value-type="float">
            <text:p>41.4497208716297</text:p>
          </table:table-cell>
          <table:table-cell office:value-type="float" office:value="-8.16926324205035" calcext:value-type="float">
            <text:p>-8.16926324205035</text:p>
          </table:table-cell>
          <table:table-cell table:style-name="ce3" office:value-type="string" calcext:value-type="string">
            <text:p>#fbb4ae</text:p>
          </table:table-cell>
          <table:table-cell table:number-columns-repeated="2"/>
          <table:table-cell office:value-type="string" calcext:value-type="string">
            <text:p>(S[aáàãâ]o\s+Jos[eéèê])|(Faf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0</text:p>
          </table:table-cell>
          <table:table-cell table:style-name="ce3" office:value-type="string" calcext:value-type="string">
            <text:p>CHB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Baixo Vouga</text:p>
          </table:table-cell>
          <table:table-cell table:style-name="ce3" office:value-type="string" calcext:value-type="string">
            <text:p>Centro Hospitalar do Baixo Voug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23210" calcext:value-type="float">
            <text:p>510123210</text:p>
          </table:table-cell>
          <table:table-cell table:style-name="ce3" office:value-type="float" office:value="40.6362453" calcext:value-type="float">
            <text:p>40.6362453</text:p>
          </table:table-cell>
          <table:table-cell table:style-name="ce3" office:value-type="float" office:value="-8.6543716" calcext:value-type="float">
            <text:p>-8.654371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Voug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1</text:p>
          </table:table-cell>
          <table:table-cell table:style-name="ce3" office:value-type="string" calcext:value-type="string">
            <text:p>ULSG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a Guarda</text:p>
          </table:table-cell>
          <table:table-cell table:style-name="ce3" office:value-type="string" calcext:value-type="string">
            <text:p>Unidade Local de Saúde da Guard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2792450" calcext:value-type="float">
            <text:p>502792450</text:p>
          </table:table-cell>
          <table:table-cell table:style-name="ce3" office:value-type="float" office:value="40.5309916" calcext:value-type="float">
            <text:p>40.5309916</text:p>
          </table:table-cell>
          <table:table-cell table:style-name="ce3" office:value-type="float" office:value="-7.2734793" calcext:value-type="float">
            <text:p>-7.273479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Guard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2</text:p>
          </table:table-cell>
          <table:table-cell table:style-name="ce3" office:value-type="string" calcext:value-type="string">
            <text:p>CHTV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Tondela-Viseu</text:p>
          </table:table-cell>
          <table:table-cell table:style-name="ce3" office:value-type="string" calcext:value-type="string">
            <text:p>Centro Hospitalar Tondela-Viseu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40" calcext:value-type="float">
            <text:p>509822940</text:p>
          </table:table-cell>
          <table:table-cell table:style-name="ce3" office:value-type="float" office:value="40.516364" calcext:value-type="float">
            <text:p>40.516364</text:p>
          </table:table-cell>
          <table:table-cell table:style-name="ce3" office:value-type="float" office:value="-8.0827433" calcext:value-type="float">
            <text:p>-8.082743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Tondela\s*[-–—/ ]\s*Viseu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3</text:p>
          </table:table-cell>
          <table:table-cell table:style-name="ce3" office:value-type="string" calcext:value-type="string">
            <text:p>CHU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U Cova da Beira</text:p>
          </table:table-cell>
          <table:table-cell table:style-name="ce3" office:value-type="string" calcext:value-type="string">
            <text:p>Centro Hospitalar Universitário Cova da Bei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659" calcext:value-type="float">
            <text:p>506361659</text:p>
          </table:table-cell>
          <table:table-cell table:style-name="ce3" office:value-type="float" office:value="40.2804158" calcext:value-type="float">
            <text:p>40.2804158</text:p>
          </table:table-cell>
          <table:table-cell table:style-name="ce3" office:value-type="float" office:value="-7.4922407" calcext:value-type="float">
            <text:p>-7.49224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Cova\s+(da\s+)?Be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4</text:p>
          </table:table-cell>
          <table:table-cell table:style-name="ce3" office:value-type="string" calcext:value-type="string">
            <text:p>CHU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Coimbra</text:p>
          </table:table-cell>
          <table:table-cell table:style-name="ce3" office:value-type="string" calcext:value-type="string">
            <text:p>Centro Hospitalar e Universitário de Coimbr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10103448" calcext:value-type="float">
            <text:p>510103448</text:p>
          </table:table-cell>
          <table:table-cell table:style-name="ce3" office:value-type="float" office:value="40.2191523" calcext:value-type="float">
            <text:p>40.2191523</text:p>
          </table:table-cell>
          <table:table-cell table:style-name="ce3" office:value-type="float" office:value="-8.4098211" calcext:value-type="float">
            <text:p>-8.409821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5</text:p>
          </table:table-cell>
          <table:table-cell table:style-name="ce3" office:value-type="string" calcext:value-type="string">
            <text:p>IPO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Coimbra</text:p>
          </table:table-cell>
          <table:table-cell table:style-name="ce3" office:value-type="string" calcext:value-type="string">
            <text:p>Instituto Português de Oncologia de Coimbra Francisco Gentil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438" calcext:value-type="float">
            <text:p>506361438</text:p>
          </table:table-cell>
          <table:table-cell table:style-name="ce3" office:value-type="float" office:value="40.2170998" calcext:value-type="float">
            <text:p>40.2170998</text:p>
          </table:table-cell>
          <table:table-cell table:style-name="ce3" office:value-type="float" office:value="-8.4098753" calcext:value-type="float">
            <text:p>-8.4098753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Coimb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6</text:p>
          </table:table-cell>
          <table:table-cell table:style-name="ce3" office:value-type="string" calcext:value-type="string">
            <text:p>HD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a Figueira da Foz</text:p>
          </table:table-cell>
          <table:table-cell table:style-name="ce3" office:value-type="string" calcext:value-type="string">
            <text:p>Hospital Distrital da Figueira da Foz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6361527" calcext:value-type="float">
            <text:p>506361527</text:p>
          </table:table-cell>
          <table:table-cell table:style-name="ce3" office:value-type="float" office:value="40.117897" calcext:value-type="float">
            <text:p>40.117897</text:p>
          </table:table-cell>
          <table:table-cell table:style-name="ce3" office:value-type="float" office:value="-8.8586755" calcext:value-type="float">
            <text:p>-8.858675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Figueira\s+(da\s+)?Foz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7</text:p>
          </table:table-cell>
          <table:table-cell table:style-name="ce3" office:value-type="string" calcext:value-type="string">
            <text:p>ULSCB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e Castelo Branco</text:p>
          </table:table-cell>
          <table:table-cell table:style-name="ce3" office:value-type="string" calcext:value-type="string">
            <text:p>Unidade Local de Saúde de Castelo Branco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309844" calcext:value-type="float">
            <text:p>509309844</text:p>
          </table:table-cell>
          <table:table-cell table:style-name="ce3" office:value-type="float" office:value="39.8212263" calcext:value-type="float">
            <text:p>39.8212263</text:p>
          </table:table-cell>
          <table:table-cell table:style-name="ce3" office:value-type="float" office:value="-7.4981271" calcext:value-type="float">
            <text:p>-7.4981271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Castelo\s+Branc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8</text:p>
          </table:table-cell>
          <table:table-cell table:style-name="ce3" office:value-type="string" calcext:value-type="string">
            <text:p>CH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Leiria</text:p>
          </table:table-cell>
          <table:table-cell table:style-name="ce3" office:value-type="string" calcext:value-type="string">
            <text:p>Centro Hospitalar de Leiria, EPE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9822932" calcext:value-type="float">
            <text:p>509822932</text:p>
          </table:table-cell>
          <table:table-cell table:style-name="ce3" office:value-type="float" office:value="39.7414812" calcext:value-type="float">
            <text:p>39.7414812</text:p>
          </table:table-cell>
          <table:table-cell table:style-name="ce3" office:value-type="float" office:value="-8.7982706" calcext:value-type="float">
            <text:p>-8.7982706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Leiri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29</text:p>
          </table:table-cell>
          <table:table-cell table:style-name="ce3" office:value-type="string" calcext:value-type="string">
            <text:p>CMRRC-R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b</text:p>
          </table:table-cell>
          <table:table-cell table:style-name="ce3" office:value-type="string" calcext:value-type="string">
            <text:p>CM de Reabilitação da RC, Rovisco Pais</text:p>
          </table:table-cell>
          <table:table-cell table:style-name="ce3" office:value-type="string" calcext:value-type="string">
            <text:p>Centro de Medicina de Reabilitação da Região Centro, Rovisco Pais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3767336" calcext:value-type="float">
            <text:p>503767336</text:p>
          </table:table-cell>
          <table:table-cell table:style-name="ce3" office:value-type="float" office:value="40.2979094533834" calcext:value-type="float">
            <text:p>40.2979094533834</text:p>
          </table:table-cell>
          <table:table-cell table:style-name="ce3" office:value-type="float" office:value="-8.76860301561007" calcext:value-type="float">
            <text:p>-8.76860301561007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#0065ac</text:p>
          </table:table-cell>
          <table:table-cell office:value-type="string" calcext:value-type="string">
            <text:p>(Reabilita[cç][aáàãâ]o\s+(da\s+)?Regi[aáàãâ]o\s+Centro)|(Rovisco\s+Pai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0</text:p>
          </table:table-cell>
          <table:table-cell table:style-name="ce3" office:value-type="string" calcext:value-type="string">
            <text:p>HAJC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ntanhede </text:p>
          </table:table-cell>
          <table:table-cell table:style-name="ce3" office:value-type="string" calcext:value-type="string">
            <text:p>Hospital Arcebispo João Crisóstomo, Cantanhede </text:p>
          </table:table-cell>
          <table:table-cell table:style-name="ce3" office:value-type="string" calcext:value-type="string">
            <text:p>Região de Saúde do Centro</text:p>
          </table:table-cell>
          <table:table-cell table:style-name="ce3" office:value-type="float" office:value="501626123" calcext:value-type="float">
            <text:p>501626123</text:p>
          </table:table-cell>
          <table:table-cell table:style-name="ce3" office:value-type="float" office:value="40.341611" calcext:value-type="float">
            <text:p>40.341611</text:p>
          </table:table-cell>
          <table:table-cell table:style-name="ce3" office:value-type="float" office:value="-8.588805" calcext:value-type="float">
            <text:p>-8.588805</text:p>
          </table:table-cell>
          <table:table-cell table:style-name="ce3" office:value-type="string" calcext:value-type="string">
            <text:p>#b3cde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Arcebispo\s+Jo[aáàãâ]o\s+Cris[òóo]stomo)|(Cantanhede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1</text:p>
          </table:table-cell>
          <table:table-cell table:style-name="ce3" office:value-type="string" calcext:value-type="string">
            <text:p>CHMT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Médio Tejo</text:p>
          </table:table-cell>
          <table:table-cell table:style-name="ce3" office:value-type="string" calcext:value-type="string">
            <text:p>Centro Hospitalar Médio Te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08" calcext:value-type="float">
            <text:p>506361608</text:p>
          </table:table-cell>
          <table:table-cell table:style-name="ce3" office:value-type="float" office:value="39.478072" calcext:value-type="float">
            <text:p>39.478072</text:p>
          </table:table-cell>
          <table:table-cell table:style-name="ce3" office:value-type="float" office:value="-8.5404429" calcext:value-type="float">
            <text:p>-8.54044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M[èée]dio\s+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2</text:p>
          </table:table-cell>
          <table:table-cell table:style-name="ce3" office:value-type="string" calcext:value-type="string">
            <text:p>CH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o Oeste</text:p>
          </table:table-cell>
          <table:table-cell table:style-name="ce3" office:value-type="string" calcext:value-type="string">
            <text:p>Centro Hospitalar do Oes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4993871" calcext:value-type="float">
            <text:p>514993871</text:p>
          </table:table-cell>
          <table:table-cell table:style-name="ce3" office:value-type="float" office:value="39.4054629" calcext:value-type="float">
            <text:p>39.4054629</text:p>
          </table:table-cell>
          <table:table-cell table:style-name="ce3" office:value-type="float" office:value="-9.1258493" calcext:value-type="float">
            <text:p>-9.1258493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Oes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3</text:p>
          </table:table-cell>
          <table:table-cell table:style-name="ce3" office:value-type="string" calcext:value-type="string">
            <text:p>HD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D de Santarém</text:p>
          </table:table-cell>
          <table:table-cell table:style-name="ce3" office:value-type="string" calcext:value-type="string">
            <text:p>Hospital Distrital de Santarém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62" calcext:value-type="float">
            <text:p>506361462</text:p>
          </table:table-cell>
          <table:table-cell table:style-name="ce3" office:value-type="float" office:value="39.2410946" calcext:value-type="float">
            <text:p>39.2410946</text:p>
          </table:table-cell>
          <table:table-cell table:style-name="ce3" office:value-type="float" office:value="-8.6937515" calcext:value-type="float">
            <text:p>-8.693751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antar[èée]m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4</text:p>
          </table:table-cell>
          <table:table-cell table:style-name="ce3" office:value-type="string" calcext:value-type="string">
            <text:p>HVFX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Vila Franca de Xira</text:p>
          </table:table-cell>
          <table:table-cell table:style-name="ce3" office:value-type="string" calcext:value-type="string">
            <text:p>Hospital de Vila Franca de Xir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16487493" calcext:value-type="float">
            <text:p>516487493</text:p>
          </table:table-cell>
          <table:table-cell table:style-name="ce3" office:value-type="float" office:value="38.977235" calcext:value-type="float">
            <text:p>38.977235</text:p>
          </table:table-cell>
          <table:table-cell table:style-name="ce3" office:value-type="float" office:value="-8.984506" calcext:value-type="float">
            <text:p>-8.98450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Vila\s+Franca\s+(de\s+)?Xi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5</text:p>
          </table:table-cell>
          <table:table-cell table:style-name="ce3" office:value-type="string" calcext:value-type="string">
            <text:p>HL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Loures</text:p>
          </table:table-cell>
          <table:table-cell table:style-name="ce3" office:value-type="string" calcext:value-type="string">
            <text:p>Hospital Beatriz Ângelo, Loures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217605" calcext:value-type="float">
            <text:p>509217605</text:p>
          </table:table-cell>
          <table:table-cell table:style-name="ce3" office:value-type="float" office:value="38.821455" calcext:value-type="float">
            <text:p>38.821455</text:p>
          </table:table-cell>
          <table:table-cell table:style-name="ce3" office:value-type="float" office:value="-9.176296" calcext:value-type="float">
            <text:p>-9.17629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Beatriz\s+[aáàãâ]ngelo)|(Loures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6</text:p>
          </table:table-cell>
          <table:table-cell table:style-name="ce3" office:value-type="string" calcext:value-type="string">
            <text:p>CHLN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Lisboa Norte</text:p>
          </table:table-cell>
          <table:table-cell table:style-name="ce3" office:value-type="string" calcext:value-type="string">
            <text:p>Centro Hospitalar Universitário Lisboa Norte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481287" calcext:value-type="float">
            <text:p>508481287</text:p>
          </table:table-cell>
          <table:table-cell table:style-name="ce3" office:value-type="float" office:value="38.7500861" calcext:value-type="float">
            <text:p>38.7500861</text:p>
          </table:table-cell>
          <table:table-cell table:style-name="ce3" office:value-type="float" office:value="-9.1616116" calcext:value-type="float">
            <text:p>-9.1616116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Norte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7</text:p>
          </table:table-cell>
          <table:table-cell table:style-name="ce3" office:value-type="string" calcext:value-type="string">
            <text:p>HFF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Prof Doutor Fernando Fonseca</text:p>
          </table:table-cell>
          <table:table-cell table:style-name="ce3" office:value-type="string" calcext:value-type="string">
            <text:p>Hospital Professor Doutor Fernando Fonsec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3035416" calcext:value-type="float">
            <text:p>503035416</text:p>
          </table:table-cell>
          <table:table-cell table:style-name="ce3" office:value-type="float" office:value="38.7422257" calcext:value-type="float">
            <text:p>38.7422257</text:p>
          </table:table-cell>
          <table:table-cell table:style-name="ce3" office:value-type="float" office:value="-9.2264834" calcext:value-type="float">
            <text:p>-9.226483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Fernando\s+(d[ea]\s+)?Fonsec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8</text:p>
          </table:table-cell>
          <table:table-cell table:style-name="ce3" office:value-type="string" calcext:value-type="string">
            <text:p>IPOL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-a</text:p>
          </table:table-cell>
          <table:table-cell table:style-name="ce3" office:value-type="string" calcext:value-type="string">
            <text:p>IPO de Lisboa</text:p>
          </table:table-cell>
          <table:table-cell table:style-name="ce3" office:value-type="string" calcext:value-type="string">
            <text:p>Instituto Português de Oncologia de Lisboa Francisco Genti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616" calcext:value-type="float">
            <text:p>506361616</text:p>
          </table:table-cell>
          <table:table-cell table:style-name="ce3" office:value-type="float" office:value="38.7391687" calcext:value-type="float">
            <text:p>38.7391687</text:p>
          </table:table-cell>
          <table:table-cell table:style-name="ce3" office:value-type="float" office:value="-9.1637729" calcext:value-type="float">
            <text:p>-9.1637729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#0868ac</text:p>
          </table:table-cell>
          <table:table-cell office:value-type="string" calcext:value-type="string">
            <text:p>(IPO|Oncologia)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39</text:p>
          </table:table-cell>
          <table:table-cell table:style-name="ce3" office:value-type="string" calcext:value-type="string">
            <text:p>HC</text:p>
          </table:table-cell>
          <table:table-cell table:style-name="ce3" office:value-type="string" calcext:value-type="string">
            <text:p>PPP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H de Cascais</text:p>
          </table:table-cell>
          <table:table-cell table:style-name="ce3" office:value-type="string" calcext:value-type="string">
            <text:p>Hospital Cascais Dr. José Almeida, PPP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5201380" calcext:value-type="float">
            <text:p>505201380</text:p>
          </table:table-cell>
          <table:table-cell table:style-name="ce3" office:value-type="float" office:value="38.729006" calcext:value-type="float">
            <text:p>38.729006</text:p>
          </table:table-cell>
          <table:table-cell table:style-name="ce3" office:value-type="float" office:value="-9.418267" calcext:value-type="float">
            <text:p>-9.418267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Cascais)|(Jos[èée]\s+Almeid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0</text:p>
          </table:table-cell>
          <table:table-cell table:style-name="ce3" office:value-type="string" calcext:value-type="string">
            <text:p>CHULC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I</text:p>
          </table:table-cell>
          <table:table-cell table:style-name="ce3" office:value-type="string" calcext:value-type="string">
            <text:p>CHU de Lisboa Central</text:p>
          </table:table-cell>
          <table:table-cell table:style-name="ce3" office:value-type="string" calcext:value-type="string">
            <text:p>Centro Hospitalar Universitário de Lisboa Centr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080142" calcext:value-type="float">
            <text:p>508080142</text:p>
          </table:table-cell>
          <table:table-cell table:style-name="ce3" office:value-type="float" office:value="38.7166948" calcext:value-type="float">
            <text:p>38.7166948</text:p>
          </table:table-cell>
          <table:table-cell table:style-name="ce3" office:value-type="float" office:value="-9.1371248" calcext:value-type="float">
            <text:p>-9.137124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(CHU|Universit[aáàãâ]rio)\s+(de\s+)?Lisboa\s+Centr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1</text:p>
          </table:table-cell>
          <table:table-cell table:style-name="ce3" office:value-type="string" calcext:value-type="string">
            <text:p>CHL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 de Lisboa Ocidental</text:p>
          </table:table-cell>
          <table:table-cell table:style-name="ce3" office:value-type="string" calcext:value-type="string">
            <text:p>Centro Hospitalar de Lisboa Ocident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18319" calcext:value-type="float">
            <text:p>507618319</text:p>
          </table:table-cell>
          <table:table-cell table:style-name="ce3" office:value-type="float" office:value="38.708454" calcext:value-type="float">
            <text:p>38.708454</text:p>
          </table:table-cell>
          <table:table-cell table:style-name="ce3" office:value-type="float" office:value="-9.216985" calcext:value-type="float">
            <text:p>-9.2169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#43a2ca</text:p>
          </table:table-cell>
          <table:table-cell office:value-type="string" calcext:value-type="string">
            <text:p>Lisboa\s+Ocident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2</text:p>
          </table:table-cell>
          <table:table-cell table:style-name="ce3" office:value-type="string" calcext:value-type="string">
            <text:p>HGO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Garcia de Orta</text:p>
          </table:table-cell>
          <table:table-cell table:style-name="ce3" office:value-type="string" calcext:value-type="string">
            <text:p>Hospital Garcia de Orta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6361470" calcext:value-type="float">
            <text:p>506361470</text:p>
          </table:table-cell>
          <table:table-cell table:style-name="ce3" office:value-type="float" office:value="38.6658713" calcext:value-type="float">
            <text:p>38.6658713</text:p>
          </table:table-cell>
          <table:table-cell table:style-name="ce3" office:value-type="float" office:value="-9.1822554" calcext:value-type="float">
            <text:p>-9.182255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Garcia\s+(d[ea]\s+)?Ort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3</text:p>
          </table:table-cell>
          <table:table-cell table:style-name="ce3" office:value-type="string" calcext:value-type="string">
            <text:p>CHBM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Barreiro/Montijo</text:p>
          </table:table-cell>
          <table:table-cell table:style-name="ce3" office:value-type="string" calcext:value-type="string">
            <text:p>Centro Hospitalar Barreiro/Montijo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9186998" calcext:value-type="float">
            <text:p>509186998</text:p>
          </table:table-cell>
          <table:table-cell table:style-name="ce3" office:value-type="float" office:value="38.6554005" calcext:value-type="float">
            <text:p>38.6554005</text:p>
          </table:table-cell>
          <table:table-cell table:style-name="ce3" office:value-type="float" office:value="-9.0592392" calcext:value-type="float">
            <text:p>-9.0592392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rreiro(\s*[/-]\s*|(\s+e\s+))Monti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4</text:p>
          </table:table-cell>
          <table:table-cell table:style-name="ce3" office:value-type="string" calcext:value-type="string">
            <text:p>CHS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CH de Setúbal</text:p>
          </table:table-cell>
          <table:table-cell table:style-name="ce3" office:value-type="string" calcext:value-type="string">
            <text:p>Centro Hospitalar de Setúbal, EPE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7606787" calcext:value-type="float">
            <text:p>507606787</text:p>
          </table:table-cell>
          <table:table-cell table:style-name="ce3" office:value-type="float" office:value="38.5283754" calcext:value-type="float">
            <text:p>38.5283754</text:p>
          </table:table-cell>
          <table:table-cell table:style-name="ce3" office:value-type="float" office:value="-8.8818638" calcext:value-type="float">
            <text:p>-8.8818638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Set[uúù]bal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5</text:p>
          </table:table-cell>
          <table:table-cell table:style-name="ce3" office:value-type="string" calcext:value-type="string">
            <text:p>CHPL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V-c</text:p>
          </table:table-cell>
          <table:table-cell table:style-name="ce3" office:value-type="string" calcext:value-type="string">
            <text:p>CH Psiquiátrico de Lisboa</text:p>
          </table:table-cell>
          <table:table-cell table:style-name="ce3" office:value-type="string" calcext:value-type="string">
            <text:p>Centro Hospitalar Psiquiátrico de Lisboa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508338476" calcext:value-type="float">
            <text:p>508338476</text:p>
          </table:table-cell>
          <table:table-cell table:style-name="ce3" office:value-type="float" office:value="38.7577" calcext:value-type="float">
            <text:p>38.7577</text:p>
          </table:table-cell>
          <table:table-cell table:style-name="ce3" office:value-type="float" office:value="-9.1464" calcext:value-type="float">
            <text:p>-9.1464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#fce94f</text:p>
          </table:table-cell>
          <table:table-cell office:value-type="string" calcext:value-type="string">
            <text:p>Psiqui[aáàãâ]trico\s+(de\s+)?Lisbo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6</text:p>
          </table:table-cell>
          <table:table-cell table:style-name="ce3" office:value-type="string" calcext:value-type="string">
            <text:p>IOGP</text:p>
          </table:table-cell>
          <table:table-cell table:style-name="ce3" office:value-type="string" calcext:value-type="string">
            <text:p>SPA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V</text:p>
          </table:table-cell>
          <table:table-cell table:style-name="ce3" office:value-type="string" calcext:value-type="string">
            <text:p>I de Oftalmologia Dr. Gama Pinto </text:p>
          </table:table-cell>
          <table:table-cell table:style-name="ce3" office:value-type="string" calcext:value-type="string">
            <text:p>Instituto de Oftalmologia Dr. Gama Pinto</text:p>
          </table:table-cell>
          <table:table-cell table:style-name="ce3" office:value-type="string" calcext:value-type="string">
            <text:p>Região de Saúde de <text:s/>Lisboa e Vale do Tejo</text:p>
          </table:table-cell>
          <table:table-cell table:style-name="ce3" office:value-type="float" office:value="600000052" calcext:value-type="float">
            <text:p>600000052</text:p>
          </table:table-cell>
          <table:table-cell table:style-name="ce3" office:value-type="float" office:value="38.7222297174607" calcext:value-type="float">
            <text:p>38.7222297174607</text:p>
          </table:table-cell>
          <table:table-cell table:style-name="ce3" office:value-type="float" office:value="-9.14409646885485" calcext:value-type="float">
            <text:p>-9.14409646885485</text:p>
          </table:table-cell>
          <table:table-cell table:style-name="ce3" office:value-type="string" calcext:value-type="string">
            <text:p>#ccebc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#f9f9f9</text:p>
          </table:table-cell>
          <table:table-cell office:value-type="string" calcext:value-type="string">
            <text:p>(Instituto\s+(de\s+)?Oftalmologia)|(Gama\s+Pint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7</text:p>
          </table:table-cell>
          <table:table-cell table:style-name="ce3" office:value-type="string" calcext:value-type="string">
            <text:p>ULSN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Norte Alentejano</text:p>
          </table:table-cell>
          <table:table-cell table:style-name="ce3" office:value-type="string" calcext:value-type="string">
            <text:p>Unidade Local de Saúde do Norte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94461" calcext:value-type="float">
            <text:p>508094461</text:p>
          </table:table-cell>
          <table:table-cell table:style-name="ce3" office:value-type="float" office:value="39.3003425" calcext:value-type="float">
            <text:p>39.3003425</text:p>
          </table:table-cell>
          <table:table-cell table:style-name="ce3" office:value-type="float" office:value="-7.4263845" calcext:value-type="float">
            <text:p>-7.4263845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(Norte\s+Alentejano)|(Norte\s+Alentejo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8</text:p>
          </table:table-cell>
          <table:table-cell table:style-name="ce3" office:value-type="string" calcext:value-type="string">
            <text:p>HESE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H Espírito Santo de Évora</text:p>
          </table:table-cell>
          <table:table-cell table:style-name="ce3" office:value-type="string" calcext:value-type="string">
            <text:p>Hospital do Espírito Santo de Évora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8085888" calcext:value-type="float">
            <text:p>508085888</text:p>
          </table:table-cell>
          <table:table-cell table:style-name="ce3" office:value-type="float" office:value="38.5684861" calcext:value-type="float">
            <text:p>38.5684861</text:p>
          </table:table-cell>
          <table:table-cell table:style-name="ce3" office:value-type="float" office:value="-7.9032848" calcext:value-type="float">
            <text:p>-7.903284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[èée]vora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49</text:p>
          </table:table-cell>
          <table:table-cell table:style-name="ce3" office:value-type="string" calcext:value-type="string">
            <text:p>ULSL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Litoral Alentejano</text:p>
          </table:table-cell>
          <table:table-cell table:style-name="ce3" office:value-type="string" calcext:value-type="string">
            <text:p>Unidade Local de Saúde do Litoral Alentejan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10445152" calcext:value-type="float">
            <text:p>510445152</text:p>
          </table:table-cell>
          <table:table-cell table:style-name="ce3" office:value-type="float" office:value="38.0162314" calcext:value-type="float">
            <text:p>38.0162314</text:p>
          </table:table-cell>
          <table:table-cell table:style-name="ce3" office:value-type="float" office:value="-8.6956768" calcext:value-type="float">
            <text:p>-8.6956768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#f0f9e8</text:p>
          </table:table-cell>
          <table:table-cell office:value-type="string" calcext:value-type="string">
            <text:p>Litoral\s+Alentejan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0</text:p>
          </table:table-cell>
          <table:table-cell table:style-name="ce3" office:value-type="string" calcext:value-type="string">
            <text:p>ULSB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ULS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ULS do Baixo Alentejo</text:p>
          </table:table-cell>
          <table:table-cell table:style-name="ce3" office:value-type="string" calcext:value-type="string">
            <text:p>Unidade Local de Saúde do Baixo Alentejo, EPE</text:p>
          </table:table-cell>
          <table:table-cell table:style-name="ce3" office:value-type="string" calcext:value-type="string">
            <text:p>Região de Saúde do Alentejo</text:p>
          </table:table-cell>
          <table:table-cell table:style-name="ce3" office:value-type="float" office:value="507607520" calcext:value-type="float">
            <text:p>507607520</text:p>
          </table:table-cell>
          <table:table-cell table:style-name="ce3" office:value-type="float" office:value="38.014123" calcext:value-type="float">
            <text:p>38.014123</text:p>
          </table:table-cell>
          <table:table-cell table:style-name="ce3" office:value-type="float" office:value="-7.8721227" calcext:value-type="float">
            <text:p>-7.8721227</text:p>
          </table:table-cell>
          <table:table-cell table:style-name="ce3" office:value-type="string" calcext:value-type="string">
            <text:p>#decbe4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#bae4bc</text:p>
          </table:table-cell>
          <table:table-cell office:value-type="string" calcext:value-type="string">
            <text:p>Baixo\s+Alentejo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1</text:p>
          </table:table-cell>
          <table:table-cell office:value-type="string" calcext:value-type="string">
            <text:p>HSP</text:p>
          </table:table-cell>
          <table:table-cell office:value-type="string" calcext:value-type="string">
            <text:p>IPSS-CA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H de São Paulo, Serpa</text:p>
          </table:table-cell>
          <table:table-cell office:value-type="string" calcext:value-type="string">
            <text:p>Hospital de São Paulo, Serpa</text:p>
          </table:table-cell>
          <table:table-cell table:style-name="ce3" office:value-type="string" calcext:value-type="string">
            <text:p>Região de Saúde do Alentejo</text:p>
          </table:table-cell>
          <table:table-cell office:value-type="float" office:value="501629629" calcext:value-type="float">
            <text:p>501629629</text:p>
          </table:table-cell>
          <table:table-cell office:value-type="float" office:value="37.944345134814" calcext:value-type="float">
            <text:p>37.944345134814</text:p>
          </table:table-cell>
          <table:table-cell office:value-type="float" office:value="-7.59585648198498" calcext:value-type="float">
            <text:p>-7.59585648198498</text:p>
          </table:table-cell>
          <table:table-cell table:style-name="ce3" office:value-type="string" calcext:value-type="string">
            <text:p>#decbe4</text:p>
          </table:table-cell>
          <table:table-cell table:number-columns-repeated="2"/>
          <table:table-cell office:value-type="string" calcext:value-type="string">
            <text:p>(S[aáàãâ]o\s+Paulo)|(Serpa)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0052</text:p>
          </table:table-cell>
          <table:table-cell table:style-name="ce3" office:value-type="string" calcext:value-type="string">
            <text:p>CHUA</text:p>
          </table:table-cell>
          <table:table-cell table:style-name="ce3" office:value-type="string" calcext:value-type="string">
            <text:p>EPE</text:p>
          </table:table-cell>
          <table:table-cell table:style-name="ce3" office:value-type="string" calcext:value-type="string">
            <text:p>CH</text:p>
          </table:table-cell>
          <table:table-cell table:style-name="ce3" office:value-type="string" calcext:value-type="string">
            <text:p>II</text:p>
          </table:table-cell>
          <table:table-cell table:style-name="ce3" office:value-type="string" calcext:value-type="string">
            <text:p>CHU do Algarve</text:p>
          </table:table-cell>
          <table:table-cell table:style-name="ce3" office:value-type="string" calcext:value-type="string">
            <text:p>Centro Hospitalar Universitário do Algarve, EPE</text:p>
          </table:table-cell>
          <table:table-cell table:style-name="ce3" office:value-type="string" calcext:value-type="string">
            <text:p>Região de Saúde do Algarve</text:p>
          </table:table-cell>
          <table:table-cell table:style-name="ce3" office:value-type="float" office:value="510745997" calcext:value-type="float">
            <text:p>510745997</text:p>
          </table:table-cell>
          <table:table-cell table:style-name="ce3" office:value-type="float" office:value="37.0238973" calcext:value-type="float">
            <text:p>37.0238973</text:p>
          </table:table-cell>
          <table:table-cell table:style-name="ce3" office:value-type="float" office:value="-7.9281554" calcext:value-type="float">
            <text:p>-7.9281554</text:p>
          </table:table-cell>
          <table:table-cell table:style-name="ce3" office:value-type="string" calcext:value-type="string">
            <text:p>#fed9a6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#7bccc4</text:p>
          </table:table-cell>
          <table:table-cell office:value-type="string" calcext:value-type="string">
            <text:p>Algarve</text:p>
          </table:table-cell>
          <table:table-cell table:number-columns-repeated="49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Nirmala U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4">00/00/0000</text:date>, <text:time style:data-style-name="N2" text:time-value="15:07:49.2453828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meta:initial-creator>TJL</meta:initial-creator>
    <meta:creation-date>2016-08-18T13:39:56Z</meta:creation-date>
    <dc:date>2021-08-04T15:23:04.956788445</dc:date>
    <meta:editing-duration>P1DT8H29M25S</meta:editing-duration>
    <meta:editing-cycles>71</meta:editing-cycles>
    <meta:document-statistic meta:table-count="1" meta:cell-count="787" meta:object-count="0"/>
  </office:meta>
</office:document-meta>
</file>